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style:font-size-asian="15.75pt" style:font-size-complex="18pt"/>
    </style:style>
    <style:style style:name="P3" style:family="paragraph" style:parent-style-name="Standard">
      <style:paragraph-properties fo:text-align="start" style:justify-single-word="false"/>
      <style:text-properties fo:font-size="14pt" style:font-size-asian="14pt" style:font-size-complex="14pt"/>
    </style:style>
    <style:style style:name="P4" style:family="paragraph" style:parent-style-name="Standard" style:list-style-name="L1">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list-style-name="L1">
      <style:paragraph-properties fo:text-align="start" style:justify-single-word="false"/>
      <style:text-properties fo:font-size="14pt" style:font-size-asian="14pt" style:font-size-complex="14pt"/>
    </style:style>
    <style:style style:name="P6" style:family="paragraph" style:parent-style-name="Standard" style:list-style-name="L2">
      <style:paragraph-properties fo:text-align="start" style:justify-single-word="false"/>
      <style:text-properties fo:font-size="14pt" style:font-size-asian="14pt" style:font-size-complex="14pt"/>
    </style:style>
    <style:style style:name="P7" style:family="paragraph" style:parent-style-name="Standard" style:list-style-name="L4">
      <style:paragraph-properties fo:text-align="start" style:justify-single-word="false"/>
      <style:text-properties fo:font-size="14pt" style:font-size-asian="14pt" style:font-size-complex="14pt"/>
    </style:style>
    <style:style style:name="P8" style:family="paragraph" style:parent-style-name="Standard" style:list-style-name="L5">
      <style:paragraph-properties fo:text-align="start" style:justify-single-word="false"/>
      <style:text-properties fo:font-size="14pt" style:font-size-asian="14pt" style:font-size-complex="14pt"/>
    </style:style>
    <style:style style:name="P9"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10" style:family="paragraph" style:parent-style-name="Standard" style:list-style-name="L3">
      <style:paragraph-properties fo:text-align="start" style:justify-single-word="false"/>
      <style:text-properties fo:font-size="14pt" style:font-size-asian="12.25pt" style:font-size-complex="14pt"/>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QUIREMENTS AND SCHEDULE DOCUMENT</text:p>
      <text:p text:style-name="P1"/>
      <text:list text:style-name="L1">
        <text:list-header>
          <text:p text:style-name="P4">Phase I</text:p>
          <text:p text:style-name="P4"/>
        </text:list-header>
        <text:list-item>
          <text:p text:style-name="P5">Interface</text:p>
          <text:list>
            <text:list-item>
              <text:p text:style-name="P5"><text:span text:style-name="T1">Use Case:</text:span> User is in region. User wants to save and restore environemnt objects by sending chat messages.</text:p>
            </text:list-item>
            <text:list-item>
              <text:p text:style-name="P9">The interface for interacting with the Content Manager on the server will be on a dedicated SimChat channel.</text:p>
            </text:list-item>
          </text:list>
          <text:p text:style-name="P5"/>
        </text:list-item>
        <text:list-item>
          <text:p text:style-name="P5">Region Freeze</text:p>
          <text:list>
            <text:list-item>
              <text:p text:style-name="P5"><text:span text:style-name="T1">Use Case:</text:span> User is in region. Wants to save current state of terrain, objects, assets, inventories.</text:p>
            </text:list-item>
            <text:list-item>
              <text:p text:style-name="P5">Encode ALL primitives, assets (textures), scripts, and terrain into XML and save in a persistent versioning system.</text:p>
            </text:list-item>
            <text:list-item>
              <text:p text:style-name="P5">To begin, saving objects and terrain is sufficient.</text:p>
              <text:p text:style-name="P5"/>
            </text:list-item>
          </text:list>
        </text:list-item>
        <text:list-item>
          <text:p text:style-name="P5">Show Region Changes</text:p>
          <text:list>
            <text:list-item>
              <text:p text:style-name="P5"><text:span text:style-name="T1">Use Case:</text:span> User is in region. Wants to see what the region looked like the last time it was saved.</text:p>
            </text:list-item>
            <text:list-item>
              <text:p text:style-name="P5"><text:span text:style-name="T1">Use Case:</text:span> User is in region. Wants to hide previously shown revisions of region.</text:p>
            </text:list-item>
            <text:list-item>
              <text:p text:style-name="P5">There must be a visual way to display changes from one version of object or entire region to another. This includes different visual effects for deleted/new/modified objects.</text:p>
            </text:list-item>
            <text:list-item>
              <text:p text:style-name="P5">This also includes assets and primitives.</text:p>
              <text:p text:style-name="P5"/>
            </text:list-item>
          </text:list>
        </text:list-item>
        <text:list-item>
          <text:p text:style-name="P5">Region Roll Back</text:p>
          <text:list>
            <text:list-item>
              <text:p text:style-name="P5"><text:span text:style-name="T1">Use Case:</text:span> User is in region. User wants to reset the region to what it looked like the last time it was saved.</text:p>
            </text:list-item>
            <text:list-item>
              <text:p text:style-name="P5">Retrieve XML that describes a region of a specific version, constructs objects, terrain, etc. from XML description, and replaces region with new primitives, assets, scripts, terrain.</text:p>
            </text:list-item>
            <text:list-item>
              <text:p text:style-name="P5">There is a lot to keep track of here. Textures, scripts of each object and in inventories, particle systems, physics settings of each object, objects connected to an avatar, ...</text:p>
              <text:p text:style-name="P5"/>
              <text:p text:style-name="P4">Phase II</text:p>
              <text:p text:style-name="P5"/>
            </text:list-item>
          </text:list>
        </text:list-item>
        <text:list-item>
          <text:p text:style-name="P5">Object Freeze</text:p>
          <text:list>
            <text:list-item>
              <text:p text:style-name="P5"><text:span text:style-name="T1">Use Case:</text:span> User is in region. User wants to save the state of a specific object.</text:p>
            </text:list-item>
            <text:list-item>
              <text:p text:style-name="P5"><text:soft-page-break/><text:span text:style-name="T1">Use Case:</text:span> User is in region. User wants to save the state of a number of objects.</text:p>
            </text:list-item>
            <text:list-item>
              <text:p text:style-name="P5">Encode a specific object or multiple objects into XML and save in a persistent versioning system. </text:p>
            </text:list-item>
          </text:list>
        </text:list-item>
      </text:list>
      <text:p text:style-name="P3"/>
      <text:list text:style-name="L1">
        <text:list-item text:start-value="1">
          <text:p text:style-name="P5">Show Object Changes</text:p>
          <text:list>
            <text:list-item>
              <text:p text:style-name="P5"><text:span text:style-name="T1">Use Case:</text:span> User is in region. User wants to see the state of an object the previous time it was saved.</text:p>
            </text:list-item>
            <text:list-item>
              <text:p text:style-name="P5"><text:span text:style-name="T1">Use Case:</text:span> User is in region. User wants to see the state of a number of objects the previous time they were saved.</text:p>
            </text:list-item>
            <text:list-item>
              <text:p text:style-name="P5">Display which objects have been versioned in the repository and which have not.</text:p>
            </text:list-item>
            <text:list-item>
              <text:p text:style-name="P5">Display which objects are currently committed and which are not.</text:p>
            </text:list-item>
            <text:list-item>
              <text:p text:style-name="P5">Display which objects are modified/new/deleted since some previous revision.</text:p>
            </text:list-item>
            <text:list-item>
              <text:p text:style-name="P5">Display what old revisions of an object look like compared to new object.</text:p>
            </text:list-item>
            <text:list-item>
              <text:p text:style-name="P5">Display version number of objects.</text:p>
              <text:p text:style-name="P5"/>
            </text:list-item>
          </text:list>
        </text:list-item>
        <text:list-item>
          <text:p text:style-name="P5">Object Roll Back</text:p>
          <text:list>
            <text:list-item>
              <text:p text:style-name="P5"><text:span text:style-name="T1">Use Case:</text:span> User is in region. Wants to reset the an object to the state the previous time it was saved.</text:p>
            </text:list-item>
            <text:list-item>
              <text:p text:style-name="P5"><text:span text:style-name="T1">Use Case:</text:span> User is in region. Wants to reset the a number of objects to the states the previous time they were saved.</text:p>
            </text:list-item>
            <text:list-item>
              <text:p text:style-name="P5">Retrieve XML from database that describes a specific object(s), constructs an object(s) from XML description, and updates region with older version of object.</text:p>
            </text:list-item>
          </text:list>
        </text:list-item>
      </text:list>
      <text:p text:style-name="P3"/>
      <text:list text:style-name="L1">
        <text:list-item>
          <text:list>
            <text:list-header>
              <text:p text:style-name="P4">Phase III</text:p>
              <text:p text:style-name="P4"/>
            </text:list-header>
          </text:list>
        </text:list-item>
        <text:list-item>
          <text:p text:style-name="P5">Users</text:p>
          <text:list>
            <text:list-item>
              <text:p text:style-name="P5"><text:span text:style-name="T1">Use Case:</text:span> Estate Manager(EM) is in region. EM can save, show, rollback region and specific objects.</text:p>
            </text:list-item>
            <text:list-item>
              <text:p text:style-name="P5"><text:span text:style-name="T1">Use Case:</text:span> Visiting avatar, not an EM, is in region. Visitor cannot save, show, rollback region or specific objects. Visitor cannot see revisions of objects.</text:p>
            </text:list-item>
            <text:list-item>
              <text:p text:style-name="P5"><text:span text:style-name="T1">Use Case:</text:span> Visiting avatar, not an EM, is in region. EM grants visitor the ability to save changes to individual objects, but not to rollback revisioned objects. Visitor cannot save, show, or rollback region.</text:p>
            </text:list-item>
            <text:list-item>
              <text:p text:style-name="P5">Not all clients should be able to see the fake objects that represent old revisions of the current objects in the current region.</text:p>
            </text:list-item>
            <text:list-item>
              <text:p text:style-name="P5">Estate Managers should have access to the Content Manager and other users should be ignored if communicating on the same channel.</text:p>
            </text:list-item>
            <text:list-item>
              <text:p text:style-name="P5">There should be 3 modes as well. </text:p>
            </text:list-item>
          </text:list>
        </text:list-item>
      </text:list>
      <text:list text:style-name="L2">
        <text:list-item>
          <text:list>
            <text:list-item>
              <text:p text:style-name="P6"><text:soft-page-break/>A mode where all users can see revisions and add their own revisions but only Estate Managers can reject or delete revisions.</text:p>
            </text:list-item>
            <text:list-item>
              <text:p text:style-name="P6">Only Estate Managers can see/add/delete revisions. All other clients will see a normal region.</text:p>
            </text:list-item>
            <text:list-item>
              <text:p text:style-name="P6">Everyone has full access.</text:p>
            </text:list-item>
          </text:list>
        </text:list-item>
      </text:list>
      <text:p text:style-name="P3"/>
      <text:p text:style-name="P2">OTHER USE CASES</text:p>
      <text:list text:style-name="L3">
        <text:list-item>
          <text:p text:style-name="P10">Developer has developed a region with terrain and objects. Wants to merge their region changes with someone else's region.</text:p>
        </text:list-item>
      </text:list>
      <text:p text:style-name="P3"/>
      <text:p text:style-name="P1">CONCERNS/QUESTIONS</text:p>
      <text:list text:style-name="L4">
        <text:list-item>
          <text:p text:style-name="P7">The way different revisions will be displayed at the same time needs work.</text:p>
          <text:list>
            <text:list-item>
              <text:p text:style-name="P7">Numbers on top of objects to indicate version?</text:p>
            </text:list-item>
            <text:list-item>
              <text:p text:style-name="P7">Red haze (particle system) for previously deleted objects.</text:p>
            </text:list-item>
            <text:list-item>
              <text:p text:style-name="P7">Yellow haze (particle system) for previously modified objects.</text:p>
            </text:list-item>
            <text:list-item>
              <text:p text:style-name="P7">Green haze (particle system) for previously created objects.</text:p>
            </text:list-item>
            <text:list-item>
              <text:p text:style-name="P7">Dotted line to connect different versions of an object that moved.</text:p>
            </text:list-item>
            <text:list-item>
              <text:p text:style-name="P7">Simchat revision list for objects.</text:p>
            </text:list-item>
            <text:list-item>
              <text:p text:style-name="P7">How sohuld terrain changes be shown?</text:p>
            </text:list-item>
            <text:list-item>
              <text:p text:style-name="P7">How should texture or script or inventory changes be shown?</text:p>
              <text:p text:style-name="P7"/>
            </text:list-item>
          </text:list>
        </text:list-item>
        <text:list-item>
          <text:p text:style-name="P7">How are objects handled when they are connected to an avatar?</text:p>
        </text:list-item>
        <text:list-item>
          <text:p text:style-name="P7">How are objects handled when they have visual effects similar to those we use to signify meta entities.</text:p>
        </text:list-item>
        <text:list-item>
          <text:p text:style-name="P7">How are objects affected by gravity shown?</text:p>
        </text:list-item>
        <text:list-item>
          <text:p text:style-name="P7">How are rotating objects shown?</text:p>
        </text:list-item>
        <text:list-item>
          <text:p text:style-name="P7">How are objects with complicated scripts shown?</text:p>
        </text:list-item>
        <text:list-item>
          <text:p text:style-name="P7">How are revisions in scripts shown? How are these even revisioned?</text:p>
        </text:list-item>
        <text:list-item>
          <text:p text:style-name="P7">Some object attributes will be changed in short intervals by scripts, or perhaps by user selections. This will make the object look different that it does in storage. Is there a way to deal with this, or is it acceptable?</text:p>
        </text:list-item>
      </text:list>
      <text:p text:style-name="P3"/>
      <text:p text:style-name="P2">FUTURE WORK</text:p>
      <text:list text:style-name="L5">
        <text:list-item>
          <text:p text:style-name="P8">The ability for developers to branch an existing opensim region and merge their changes back into the main repository.</text:p>
          <text:p text:style-name="P8"/>
        </text:list-item>
        <text:list-item>
          <text:p text:style-name="P8">The ability to version multiple regions from one repository.</text:p>
          <text:p text:style-name="P8"/>
        </text:list-item>
        <text:list-item>
          <text:p text:style-name="P8">A robust backend database to support revisioning of objects.</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06-06T11:13:23</meta:creation-date>
    <dc:date>2008-06-19T16:29:46</dc:date>
    <meta:editing-cycles>154</meta:editing-cycles>
    <meta:editing-duration>PT5H13M59S</meta:editing-duration>
    <meta:user-defined meta:name="Info 1"/>
    <meta:user-defined meta:name="Info 2"/>
    <meta:user-defined meta:name="Info 3"/>
    <meta:user-defined meta:name="Info 4"/>
    <meta:document-statistic meta:table-count="0" meta:image-count="0" meta:object-count="0" meta:page-count="3" meta:paragraph-count="69" meta:word-count="874" meta:character-count="5148"/>
  </office:meta>
</office:document-meta>
</file>